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25cm" fo:min-width="2.54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95cm" fo:min-width="14.99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48cm" fo:min-width="3.00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01cm" fo:min-width="3.818cm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01cm" fo:min-width="4.32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93cm" fo:min-width="1.8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38cm" fo:min-width="2.0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38cm" fo:min-width="1.40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65cm" fo:min-width="1.21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82cm" fo:min-width="4.326cm"/>
    </style:style>
    <style:style style:name="gr13" style:family="graphic" style:parent-style-name="objectwithoutfill">
      <style:graphic-properties draw:fill="none" draw:fill-color="#ffffff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036cm" fo:min-width="3.69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402cm" fo:min-width="1.46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719cm" fo:min-width="2.54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925cm" fo:min-width="4.8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3.175cm" svg:x="7.858cm" svg:y="7.223cm">
          <text:p text:style-name="P1"><text:span text:style-name="T1">Ram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09cm" svg:y1="7.223cm" svg:x2="9.509cm" svg:y2="5.826cm">
          <text:p/>
        </draw:line>
        <draw:custom-shape draw:style-name="gr3" draw:text-style-name="P4" draw:layer="layout" svg:width="15.494cm" svg:height="4.445cm" svg:x="1.762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53cm" svg:height="1.27cm" svg:x="12.049cm" svg:y="4.175cm">
          <text:p text:style-name="P1">Predefined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1.889cm" svg:y="4.175cm">
          <text:p text:style-name="P1">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6.969cm" svg:y="4.175cm">
          <text:p text:style-name="P1">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318cm" svg:height="1.651cm" svg:x="2.27cm" svg:y="1.889cm">
          <text:p text:style-name="P1">An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7.223cm" svg:y="1.889cm">
          <text:p text:style-name="P1">???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12.303cm" svg:y="1.889cm">
          <text:p text:style-name="P1">???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429cm" svg:y1="4.175cm" svg:x2="4.429cm" svg:y2="3.54cm">
          <text:p/>
        </draw:line>
        <draw:line draw:style-name="gr6" draw:text-style-name="P5" draw:layer="layout" svg:x1="9.509cm" svg:y1="4.175cm" svg:x2="9.509cm" svg:y2="3.54cm">
          <text:p/>
        </draw:line>
        <draw:line draw:style-name="gr6" draw:text-style-name="P5" draw:layer="layout" svg:x1="14.462cm" svg:y1="4.175cm" svg:x2="14.462cm" svg:y2="3.54cm">
          <text:p/>
        </draw:line>
        <draw:custom-shape draw:style-name="gr1" draw:text-style-name="P6" draw:layer="layout" svg:width="3.048cm" svg:height="3.175cm" svg:x="56.245cm" svg:y="7.223cm">
          <text:p text:style-name="P1"><text:span text:style-name="T2">IFCSi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7.896cm" svg:y1="7.223cm" svg:x2="57.896cm" svg:y2="5.826cm">
          <text:p/>
        </draw:line>
        <draw:custom-shape draw:style-name="gr3" draw:text-style-name="P4" draw:layer="layout" svg:width="15.494cm" svg:height="4.445cm" svg:x="50.149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53cm" svg:height="1.27cm" svg:x="60.436cm" svg:y="4.175cm">
          <text:p text:style-name="P1">Predefined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50.276cm" svg:y="4.175cm">
          <text:p text:style-name="P1">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55.356cm" svg:y="4.175cm">
          <text:p text:style-name="P1">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826cm" svg:height="1.651cm" svg:x="50.403cm" svg:y="1.889cm">
          <text:p text:style-name="P1"><text:span text:style-name="T3">Special Underground Facilities,</text:span></text:p>
          <text:p text:style-name="P1"><text:span text:style-name="T3">Commercial,</text:span></text:p>
          <text:p text:style-name="P1"><text:span text:style-name="T3">Multi-unit Residentia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55.61cm" svg:y="1.889cm">
          <text:p text:style-name="P1">???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60.69cm" svg:y="1.889cm">
          <text:p text:style-name="P1">???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2.816cm" svg:y1="4.175cm" svg:x2="52.816cm" svg:y2="3.54cm">
          <text:p/>
        </draw:line>
        <draw:line draw:style-name="gr6" draw:text-style-name="P5" draw:layer="layout" svg:x1="57.896cm" svg:y1="4.175cm" svg:x2="57.896cm" svg:y2="3.54cm">
          <text:p/>
        </draw:line>
        <draw:line draw:style-name="gr6" draw:text-style-name="P5" draw:layer="layout" svg:x1="62.849cm" svg:y1="4.175cm" svg:x2="62.849cm" svg:y2="3.54cm">
          <text:p/>
        </draw:line>
        <draw:custom-shape draw:style-name="gr1" draw:text-style-name="P6" draw:layer="layout" svg:width="3.048cm" svg:height="3.175cm" svg:x="39.862cm" svg:y="7.223cm">
          <text:p text:style-name="P1"><text:span text:style-name="T2">Building</text:span></text:p>
          <text:p text:style-name="P1"><text:span text:style-name="T2">Store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1.513cm" svg:y1="7.223cm" svg:x2="41.513cm" svg:y2="5.826cm">
          <text:p/>
        </draw:line>
        <draw:custom-shape draw:style-name="gr3" draw:text-style-name="P4" draw:layer="layout" svg:width="15.494cm" svg:height="4.445cm" svg:x="33.766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53cm" svg:height="1.27cm" svg:x="44.053cm" svg:y="4.175cm">
          <text:p text:style-name="P1">Predefined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33.893cm" svg:y="4.175cm">
          <text:p text:style-name="P1">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38.973cm" svg:y="4.175cm">
          <text:p text:style-name="P1">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826cm" svg:height="1.651cm" svg:x="34.02cm" svg:y="1.889cm">
          <text:p text:style-name="P1"><text:span text:style-name="T3">Level 0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39.227cm" svg:y="1.889cm">
          <text:p text:style-name="P1">???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44.307cm" svg:y="1.889cm">
          <text:p text:style-name="P1">???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36.433cm" svg:y1="4.175cm" svg:x2="36.433cm" svg:y2="3.54cm">
          <text:p/>
        </draw:line>
        <draw:line draw:style-name="gr6" draw:text-style-name="P5" draw:layer="layout" svg:x1="41.513cm" svg:y1="4.175cm" svg:x2="41.513cm" svg:y2="3.54cm">
          <text:p/>
        </draw:line>
        <draw:line draw:style-name="gr6" draw:text-style-name="P5" draw:layer="layout" svg:x1="46.466cm" svg:y1="4.175cm" svg:x2="46.466cm" svg:y2="3.54cm">
          <text:p/>
        </draw:line>
        <draw:custom-shape draw:style-name="gr1" draw:text-style-name="P6" draw:layer="layout" svg:width="3.048cm" svg:height="3.175cm" svg:x="56.245cm" svg:y="7.35cm">
          <text:p text:style-name="P1"><text:span text:style-name="T2">IFCSi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7.896cm" svg:y1="7.223cm" svg:x2="57.896cm" svg:y2="5.826cm">
          <text:p/>
        </draw:line>
        <draw:custom-shape draw:style-name="gr3" draw:text-style-name="P4" draw:layer="layout" svg:width="15.494cm" svg:height="4.445cm" svg:x="50.149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53cm" svg:height="1.27cm" svg:x="60.436cm" svg:y="4.175cm">
          <text:p text:style-name="P1">Predefined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50.276cm" svg:y="4.175cm">
          <text:p text:style-name="P1">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55.356cm" svg:y="4.175cm">
          <text:p text:style-name="P1">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826cm" svg:height="1.651cm" svg:x="50.403cm" svg:y="1.889cm">
          <text:p text:style-name="P1"><text:span text:style-name="T3">Special Underground Facilities,</text:span></text:p>
          <text:p text:style-name="P1"><text:span text:style-name="T3">Commercial,</text:span></text:p>
          <text:p text:style-name="P1"><text:span text:style-name="T3">Multi-unit Residentia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55.61cm" svg:y="1.889cm">
          <text:p text:style-name="P1">???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60.69cm" svg:y="1.889cm">
          <text:p text:style-name="P1">???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2.816cm" svg:y1="4.175cm" svg:x2="52.816cm" svg:y2="3.54cm">
          <text:p/>
        </draw:line>
        <draw:line draw:style-name="gr6" draw:text-style-name="P5" draw:layer="layout" svg:x1="57.896cm" svg:y1="4.175cm" svg:x2="57.896cm" svg:y2="3.54cm">
          <text:p/>
        </draw:line>
        <draw:line draw:style-name="gr6" draw:text-style-name="P5" draw:layer="layout" svg:x1="62.849cm" svg:y1="4.175cm" svg:x2="62.849cm" svg:y2="3.54cm">
          <text:p/>
        </draw:line>
        <draw:custom-shape draw:style-name="gr8" draw:text-style-name="P9" draw:layer="layout" svg:width="4.699cm" svg:height="3.683cm" svg:x="47.609cm" svg:y="7.096cm">
          <text:p text:style-name="P8"><text:span text:style-name="T2">Get Building</text:span></text:p>
          <text:p text:style-name="P8"><text:span text:style-name="T2">Store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0" draw:layer="layout" svg:x1="56.245cm" svg:y1="9.001cm" svg:x2="52.308cm" svg:y2="9.001cm">
          <text:p/>
        </draw:line>
        <draw:line draw:style-name="gr6" draw:text-style-name="P10" draw:layer="layout" svg:x1="47.609cm" svg:y1="8.874cm" svg:x2="42.91cm" svg:y2="8.874cm">
          <text:p/>
        </draw:line>
        <draw:line draw:style-name="gr6" draw:text-style-name="P10" draw:layer="layout" svg:x1="41.386cm" svg:y1="10.398cm" svg:x2="41.386cm" svg:y2="11.668cm">
          <text:p/>
        </draw:line>
        <draw:custom-shape draw:style-name="gr9" draw:text-style-name="P11" draw:layer="layout" svg:width="5.08cm" svg:height="3.175cm" svg:x="38.846cm" svg:y="11.668cm">
          <text:p text:style-name="P8">Get lowest</text:p>
          <text:p text:style-name="P8">Sla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6" draw:layer="layout" svg:width="3.048cm" svg:height="3.175cm" svg:x="23.86cm" svg:y="7.223cm">
          <text:p text:style-name="P1"><text:span text:style-name="T2">Building</text:span></text:p>
          <text:p text:style-name="P1"><text:span text:style-name="T2">Store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5.511cm" svg:y1="7.223cm" svg:x2="25.511cm" svg:y2="5.826cm">
          <text:p/>
        </draw:line>
        <draw:custom-shape draw:style-name="gr3" draw:text-style-name="P4" draw:layer="layout" svg:width="15.494cm" svg:height="4.445cm" svg:x="17.764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53cm" svg:height="1.27cm" svg:x="28.051cm" svg:y="4.175cm">
          <text:p text:style-name="P1">Predefined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17.891cm" svg:y="4.175cm">
          <text:p text:style-name="P1">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22.971cm" svg:y="4.175cm">
          <text:p text:style-name="P1">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318cm" svg:height="1.651cm" svg:x="18.272cm" svg:y="1.889cm">
          <text:p text:style-name="P1">Basemen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23.225cm" svg:y="1.889cm">
          <text:p text:style-name="P1">???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28.305cm" svg:y="1.889cm">
          <text:p text:style-name="P1">???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0.431cm" svg:y1="4.175cm" svg:x2="20.431cm" svg:y2="3.54cm">
          <text:p/>
        </draw:line>
        <draw:line draw:style-name="gr6" draw:text-style-name="P5" draw:layer="layout" svg:x1="25.511cm" svg:y1="4.175cm" svg:x2="25.511cm" svg:y2="3.54cm">
          <text:p/>
        </draw:line>
        <draw:line draw:style-name="gr6" draw:text-style-name="P5" draw:layer="layout" svg:x1="30.464cm" svg:y1="4.175cm" svg:x2="30.464cm" svg:y2="3.54cm">
          <text:p/>
        </draw:line>
        <draw:custom-shape draw:style-name="gr10" draw:text-style-name="P11" draw:layer="layout" svg:width="3.81cm" svg:height="3.175cm" svg:x="15.732cm" svg:y="7.35cm">
          <text:p text:style-name="P8">Get Ramp</text:p>
          <text:p text:style-name="P8">Fligh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0" draw:layer="layout" svg:x1="23.86cm" svg:y1="8.874cm" svg:x2="19.542cm" svg:y2="8.874cm">
          <text:p/>
        </draw:line>
        <draw:line draw:style-name="gr6" draw:text-style-name="P10" draw:layer="layout" svg:x1="15.732cm" svg:y1="8.874cm" svg:x2="10.906cm" svg:y2="8.747cm">
          <text:p/>
        </draw:line>
        <draw:line draw:style-name="gr6" draw:text-style-name="P10" draw:layer="layout" svg:x1="25.384cm" svg:y1="10.398cm" svg:x2="25.384cm" svg:y2="11.795cm">
          <text:p/>
        </draw:line>
        <draw:custom-shape draw:style-name="gr11" draw:text-style-name="P11" draw:layer="layout" svg:width="3.429cm" svg:height="3.429cm" svg:x="23.606cm" svg:y="11.795cm">
          <text:p text:style-name="P8">Get Spa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0" draw:layer="layout" svg:x1="25.257cm" svg:y1="15.224cm" svg:x2="25.257cm" svg:y2="17.129cm">
          <text:p/>
        </draw:line>
        <draw:custom-shape draw:style-name="gr12" draw:text-style-name="P11" draw:layer="layout" svg:width="4.826cm" svg:height="2.032cm" svg:x="22.844cm" svg:y="17.129cm">
          <text:p text:style-name="P8">Space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41.386cm" svg:y1="14.843cm" svg:x2="41.386cm" svg:y2="16.748cm">
          <text:p/>
        </draw:line>
        <draw:custom-shape draw:style-name="gr12" draw:text-style-name="P11" draw:layer="layout" svg:width="4.826cm" svg:height="2.032cm" svg:x="39.1cm" svg:y="16.748cm">
          <text:p text:style-name="P8">Slab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494cm" svg:height="4.445cm" svg:x="6.207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953cm" svg:height="1.27cm" svg:x="16.494cm" svg:y="19.288cm">
          <text:p text:style-name="P1">Predefined Ty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6.334cm" svg:y="19.288cm">
          <text:p text:style-name="P1">Object Ty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11.414cm" svg:y="19.288cm">
          <text:p text:style-name="P1">Classifi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4.318cm" svg:height="1.651cm" svg:x="6.715cm" svg:y="17.002cm">
          <text:p text:style-name="P1"><text:span text:style-name="T4">Basement,</text:span></text:p>
          <text:p text:style-name="P1"><text:span text:style-name="T4">Tunnel,</text:span></text:p>
          <text:p text:style-name="P1"><text:span text:style-name="T4">Under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318cm" svg:height="1.651cm" svg:x="11.668cm" svg:y="17.002cm">
          <text:p text:style-name="P1">??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318cm" svg:height="1.651cm" svg:x="16.748cm" svg:y="17.002cm">
          <text:p text:style-name="P1">??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8.874cm" svg:y1="19.288cm" svg:x2="8.874cm" svg:y2="18.653cm">
          <text:p/>
        </draw:line>
        <draw:line draw:style-name="gr6" draw:text-style-name="P5" draw:layer="layout" svg:x1="13.954cm" svg:y1="19.288cm" svg:x2="13.954cm" svg:y2="18.653cm">
          <text:p/>
        </draw:line>
        <draw:line draw:style-name="gr6" draw:text-style-name="P5" draw:layer="layout" svg:x1="18.907cm" svg:y1="19.288cm" svg:x2="18.907cm" svg:y2="18.653cm">
          <text:p/>
        </draw:line>
        <draw:line draw:style-name="gr6" draw:text-style-name="P10" draw:layer="layout" svg:x1="22.844cm" svg:y1="18.145cm" svg:x2="21.701cm" svg:y2="18.145cm">
          <text:p/>
        </draw:line>
        <draw:custom-shape draw:style-name="gr3" draw:text-style-name="P4" draw:layer="layout" svg:width="15.494cm" svg:height="4.445cm" svg:x="45.958cm" svg:y="16.1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53cm" svg:height="1.27cm" svg:x="56.245cm" svg:y="18.907cm">
          <text:p text:style-name="P1">Predefined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46.085cm" svg:y="18.907cm">
          <text:p text:style-name="P1">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27cm" svg:x="51.165cm" svg:y="18.907cm">
          <text:p text:style-name="P1">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318cm" svg:height="1.651cm" svg:x="46.466cm" svg:y="16.621cm">
          <text:p text:style-name="P1">An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51.419cm" svg:y="16.621cm">
          <text:p text:style-name="P1">???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1.651cm" svg:x="56.499cm" svg:y="16.621cm">
          <text:p text:style-name="P1">???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8.625cm" svg:y1="18.907cm" svg:x2="48.625cm" svg:y2="18.272cm">
          <text:p/>
        </draw:line>
        <draw:line draw:style-name="gr6" draw:text-style-name="P5" draw:layer="layout" svg:x1="53.705cm" svg:y1="18.907cm" svg:x2="53.705cm" svg:y2="18.272cm">
          <text:p/>
        </draw:line>
        <draw:line draw:style-name="gr6" draw:text-style-name="P5" draw:layer="layout" svg:x1="58.658cm" svg:y1="18.907cm" svg:x2="58.658cm" svg:y2="18.272cm">
          <text:p/>
        </draw:line>
        <draw:line draw:style-name="gr6" draw:text-style-name="P10" draw:layer="layout" svg:x1="43.926cm" svg:y1="17.637cm" svg:x2="45.831cm" svg:y2="17.637cm">
          <text:p/>
        </draw:line>
        <draw:custom-shape draw:style-name="gr10" draw:text-style-name="P11" draw:layer="layout" svg:width="3.81cm" svg:height="3.175cm" svg:x="1.762cm" svg:y="12.049cm">
          <text:p text:style-name="P8">Get </text:p>
          <text:p text:style-name="P8">Highest</text:p>
          <text:p text:style-name="P8">Poi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0" draw:layer="layout" svg:x1="3.667cm" svg:y1="8.874cm" svg:x2="3.667cm" svg:y2="12.049cm">
          <text:p/>
        </draw:line>
        <draw:line draw:style-name="gr13" draw:text-style-name="P10" draw:layer="layout" svg:x1="3.667cm" svg:y1="8.874cm" svg:x2="7.858cm" svg:y2="8.874cm">
          <text:p/>
        </draw:line>
        <draw:line draw:style-name="gr6" draw:text-style-name="P10" draw:layer="layout" svg:x1="3.667cm" svg:y1="15.224cm" svg:x2="3.54cm" svg:y2="23.098cm">
          <text:p/>
        </draw:line>
        <draw:custom-shape draw:style-name="gr14" draw:text-style-name="P11" draw:layer="layout" svg:width="4.191cm" svg:height="2.286cm" svg:x="1.381cm" svg:y="23.098cm">
          <text:p text:style-name="P8">Highest Point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41.386cm" svg:y1="18.78cm" svg:x2="41.386cm" svg:y2="20.304cm">
          <text:p/>
        </draw:line>
        <draw:custom-shape draw:style-name="gr15" draw:text-style-name="P11" draw:layer="layout" svg:width="3.937cm" svg:height="3.302cm" svg:x="39.481cm" svg:y="20.304cm">
          <text:p text:style-name="P8">Get</text:p>
          <text:p text:style-name="P8">Highest</text:p>
          <text:p text:style-name="P8">Point</text:p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0" draw:layer="layout" svg:x1="5.572cm" svg:y1="24.241cm" svg:x2="21.574cm" svg:y2="24.241cm">
          <text:p/>
        </draw:line>
        <draw:custom-shape draw:style-name="gr16" draw:text-style-name="P11" draw:layer="layout" svg:width="6.096cm" svg:height="3.937cm" svg:x="21.574cm" svg:y="22.209cm">
          <text:p text:style-name="P8">Check Minimum</text:p>
          <text:p text:style-name="P8">Crest Lev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draw:layer="layout" svg:width="4.191cm" svg:height="2.286cm" svg:x="31.226cm" svg:y="23.098cm">
          <text:p text:style-name="P8">Highest Point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31.226cm" svg:y1="24.241cm" svg:x2="27.67cm" svg:y2="24.114cm">
          <text:p/>
        </draw:line>
        <draw:line draw:style-name="gr13" draw:text-style-name="P10" draw:layer="layout" svg:x1="41.386cm" svg:y1="23.606cm" svg:x2="41.386cm" svg:y2="24.368cm">
          <text:p/>
        </draw:line>
        <draw:line draw:style-name="gr6" draw:text-style-name="P10" draw:layer="layout" svg:x1="41.386cm" svg:y1="24.368cm" svg:x2="35.417cm" svg:y2="24.241cm">
          <text:p/>
        </draw:line>
        <draw:line draw:style-name="gr6" draw:text-style-name="P10" draw:layer="layout" svg:x1="24.622cm" svg:y1="26.146cm" svg:x2="24.622cm" svg:y2="28.432cm">
          <text:p/>
        </draw:line>
        <draw:custom-shape draw:style-name="gr17" draw:text-style-name="P11" draw:layer="layout" svg:width="5.334cm" svg:height="3.175cm" svg:x="22.082cm" svg:y="28.432cm">
          <text:p text:style-name="P8">Crest level &gt;= 30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101.6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9:35:23.491000000</meta:creation-date>
    <dc:date>2018-11-06T14:15:35.529000000</dc:date>
    <meta:editing-duration>PT5M21S</meta:editing-duration>
    <meta:editing-cycles>2</meta:editing-cycles>
    <meta:generator>LibreOffice/6.0.3.2$Windows_X86_64 LibreOffice_project/8f48d515416608e3a835360314dac7e47fd0b821</meta:generator>
    <meta:document-statistic meta:object-count="111"/>
  </office:meta>
</office:document-meta>
</file>